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7d927" officeooo:paragraph-rsid="0017d927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20pt" fo:font-weight="bold" officeooo:rsid="001f84cc" officeooo:paragraph-rsid="001f84cc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6pt" fo:font-weight="bold" officeooo:rsid="0017d927" officeooo:paragraph-rsid="0017d927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normal" officeooo:rsid="0017d927" officeooo:paragraph-rsid="0017d927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normal" officeooo:rsid="0017d927" officeooo:paragraph-rsid="001944c6" style:font-size-asian="14pt" style:font-weight-asian="normal" style:font-size-complex="16pt" style:font-weight-complex="normal"/>
    </style:style>
    <style:style style:name="P6" style:family="paragraph" style:parent-style-name="Standard">
      <style:text-properties officeooo:paragraph-rsid="0017d927"/>
    </style:style>
    <style:style style:name="P7" style:family="paragraph" style:parent-style-name="Standard">
      <style:text-properties fo:font-weight="normal" officeooo:rsid="0022bb5f" officeooo:paragraph-rsid="00262e5a" style:font-weight-asian="normal" style:font-weight-complex="normal"/>
    </style:style>
    <style:style style:name="P8" style:family="paragraph" style:parent-style-name="Standard">
      <style:text-properties officeooo:rsid="001bfac3" officeooo:paragraph-rsid="001bfac3"/>
    </style:style>
    <style:style style:name="P9" style:family="paragraph" style:parent-style-name="Standard">
      <style:text-properties officeooo:rsid="001f84cc" officeooo:paragraph-rsid="001f84cc"/>
    </style:style>
    <style:style style:name="P10" style:family="paragraph" style:parent-style-name="Standard">
      <style:text-properties officeooo:rsid="0021209d" officeooo:paragraph-rsid="0021209d"/>
    </style:style>
    <style:style style:name="P11" style:family="paragraph" style:parent-style-name="Standard">
      <style:text-properties fo:font-weight="bold" officeooo:rsid="0022bb5f" officeooo:paragraph-rsid="0022bb5f" style:font-weight-asian="bold" style:font-weight-complex="bold"/>
    </style:style>
    <style:style style:name="P12" style:family="paragraph" style:parent-style-name="Standard">
      <style:text-properties officeooo:rsid="0025552a" officeooo:paragraph-rsid="0025552a"/>
    </style:style>
    <style:style style:name="P13" style:family="paragraph" style:parent-style-name="Standard">
      <style:text-properties fo:font-size="16pt" fo:font-weight="normal" officeooo:rsid="001bfac3" officeooo:paragraph-rsid="0017d927" style:font-size-asian="14pt" style:font-weight-asian="normal" style:font-size-complex="16pt" style:font-weight-complex="normal"/>
    </style:style>
    <style:style style:name="P14" style:family="paragraph" style:parent-style-name="Standard">
      <style:text-properties fo:font-size="16pt" fo:font-weight="normal" officeooo:rsid="001f84cc" officeooo:paragraph-rsid="001bfac3" style:font-size-asian="14pt" style:font-weight-asian="normal" style:font-size-complex="16pt" style:font-weight-complex="normal"/>
    </style:style>
    <style:style style:name="P15" style:family="paragraph" style:parent-style-name="Standard">
      <style:text-properties fo:font-size="16pt" fo:font-weight="normal" officeooo:rsid="001f84cc" officeooo:paragraph-rsid="001f84cc" style:font-size-asian="14pt" style:font-weight-asian="normal" style:font-size-complex="16pt" style:font-weight-complex="normal"/>
    </style:style>
    <style:style style:name="P16" style:family="paragraph" style:parent-style-name="Standard">
      <style:text-properties fo:font-size="16pt" fo:font-weight="normal" officeooo:rsid="00218919" officeooo:paragraph-rsid="001f84cc" style:font-size-asian="14pt" style:font-weight-asian="normal" style:font-size-complex="16pt" style:font-weight-complex="normal"/>
    </style:style>
    <style:style style:name="P17" style:family="paragraph" style:parent-style-name="Standard">
      <style:text-properties fo:font-size="16pt" fo:font-weight="normal" officeooo:rsid="00218919" officeooo:paragraph-rsid="0021209d" style:font-size-asian="14pt" style:font-weight-asian="normal" style:font-size-complex="16pt" style:font-weight-complex="normal"/>
    </style:style>
    <style:style style:name="P18" style:family="paragraph" style:parent-style-name="Standard">
      <style:text-properties fo:font-size="16pt" fo:font-weight="normal" officeooo:rsid="0028e4ef" officeooo:paragraph-rsid="0028e4ef" style:font-size-asian="14pt" style:font-weight-asian="normal" style:font-size-complex="16pt" style:font-weight-complex="normal"/>
    </style:style>
    <style:style style:name="P19" style:family="paragraph" style:parent-style-name="Standard">
      <style:text-properties fo:font-size="16pt" fo:font-weight="normal" officeooo:rsid="0028e4ef" officeooo:paragraph-rsid="002e68f8" style:font-size-asian="14pt" style:font-weight-asian="normal" style:font-size-complex="16pt" style:font-weight-complex="normal"/>
    </style:style>
    <style:style style:name="P20" style:family="paragraph" style:parent-style-name="Standard">
      <style:text-properties fo:font-size="16pt" fo:font-weight="normal" officeooo:rsid="00262e5a" officeooo:paragraph-rsid="0028e4ef" style:font-size-asian="14pt" style:font-weight-asian="normal" style:font-size-complex="16pt" style:font-weight-complex="normal"/>
    </style:style>
    <style:style style:name="P21" style:family="paragraph" style:parent-style-name="Standard">
      <style:text-properties fo:font-size="16pt" fo:font-weight="normal" officeooo:rsid="00262e5a" officeooo:paragraph-rsid="00262e5a" style:font-size-asian="14pt" style:font-weight-asian="normal" style:font-size-complex="16pt" style:font-weight-complex="normal"/>
    </style:style>
    <style:style style:name="P22" style:family="paragraph" style:parent-style-name="Standard">
      <style:text-properties fo:font-size="16pt" fo:font-weight="normal" officeooo:rsid="00262e5a" officeooo:paragraph-rsid="002f431e" style:font-size-asian="14pt" style:font-weight-asian="normal" style:font-size-complex="16pt" style:font-weight-complex="normal"/>
    </style:style>
    <style:style style:name="P23" style:family="paragraph" style:parent-style-name="Standard">
      <style:text-properties fo:font-size="16pt" fo:font-weight="normal" officeooo:rsid="0021209d" officeooo:paragraph-rsid="0021209d" style:font-size-asian="14pt" style:font-weight-asian="normal" style:font-size-complex="16pt" style:font-weight-complex="normal"/>
    </style:style>
    <style:style style:name="P24" style:family="paragraph" style:parent-style-name="Standard">
      <style:text-properties fo:font-size="16pt" fo:font-weight="bold" officeooo:rsid="0022bb5f" officeooo:paragraph-rsid="0022bb5f" style:font-size-asian="14pt" style:font-weight-asian="bold" style:font-size-complex="16pt" style:font-weight-complex="bold"/>
    </style:style>
    <style:style style:name="P25" style:family="paragraph" style:parent-style-name="Standard">
      <style:text-properties fo:font-weight="normal" officeooo:rsid="0028e4ef" officeooo:paragraph-rsid="002bf193" style:font-weight-asian="normal" style:font-weight-complex="normal"/>
    </style:style>
    <style:style style:name="P26" style:family="paragraph" style:parent-style-name="Standard">
      <style:text-properties fo:font-weight="normal" officeooo:rsid="0028e4ef" officeooo:paragraph-rsid="0028e4ef" style:font-weight-asian="normal" style:font-weight-complex="normal"/>
    </style:style>
    <style:style style:name="P27" style:family="paragraph" style:parent-style-name="Standard">
      <style:text-properties fo:font-weight="normal" officeooo:rsid="002f431e" officeooo:paragraph-rsid="002f431e" style:font-weight-asian="normal" style:font-weight-complex="normal"/>
    </style:style>
    <style:style style:name="T1" style:family="text">
      <style:text-properties officeooo:rsid="001944c6"/>
    </style:style>
    <style:style style:name="T2" style:family="text">
      <style:text-properties officeooo:rsid="001bfac3"/>
    </style:style>
    <style:style style:name="T3" style:family="text">
      <style:text-properties fo:font-size="16pt" fo:font-weight="normal" style:font-size-asian="14pt" style:font-weight-asian="normal" style:font-size-complex="16pt" style:font-weight-complex="normal"/>
    </style:style>
    <style:style style:name="T4" style:family="text">
      <style:text-properties fo:font-size="16pt" fo:font-weight="normal" officeooo:rsid="0017d927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1bfac3" style:font-size-asian="14pt" style:font-weight-asian="normal" style:font-size-complex="16pt" style:font-weight-complex="normal"/>
    </style:style>
    <style:style style:name="T6" style:family="text">
      <style:text-properties fo:font-size="16pt" fo:font-weight="normal" officeooo:rsid="001f84cc" style:font-size-asian="14pt" style:font-weight-asian="normal" style:font-size-complex="16pt" style:font-weight-complex="normal"/>
    </style:style>
    <style:style style:name="T7" style:family="text">
      <style:text-properties fo:font-size="16pt" fo:font-weight="normal" officeooo:rsid="00218919" style:font-size-asian="14pt" style:font-weight-asian="normal" style:font-size-complex="16pt" style:font-weight-complex="normal"/>
    </style:style>
    <style:style style:name="T8" style:family="text">
      <style:text-properties fo:font-size="16pt" fo:font-weight="normal" officeooo:rsid="002ad8e7" style:font-size-asian="14pt" style:font-weight-asian="normal" style:font-size-complex="16pt" style:font-weight-complex="normal"/>
    </style:style>
    <style:style style:name="T9" style:family="text">
      <style:text-properties fo:font-size="16pt" style:font-size-asian="14pt" style:font-size-complex="16pt"/>
    </style:style>
    <style:style style:name="T10" style:family="text">
      <style:text-properties fo:font-size="16pt" officeooo:rsid="00262e5a" style:font-size-asian="14pt" style:font-size-complex="16pt"/>
    </style:style>
    <style:style style:name="T11" style:family="text">
      <style:text-properties fo:font-size="16pt" officeooo:rsid="0027a0f8" style:font-size-asian="14pt" style:font-size-complex="16pt"/>
    </style:style>
    <style:style style:name="T12" style:family="text">
      <style:text-properties fo:font-size="16pt" officeooo:rsid="002bf193" style:font-size-asian="14pt" style:font-size-complex="16pt"/>
    </style:style>
    <style:style style:name="T13" style:family="text">
      <style:text-properties fo:font-size="16pt" officeooo:rsid="002e68f8" style:font-size-asian="14pt" style:font-size-complex="16pt"/>
    </style:style>
    <style:style style:name="T14" style:family="text">
      <style:text-properties officeooo:rsid="002bf193"/>
    </style:style>
    <style:style style:name="T15" style:family="text">
      <style:text-properties officeooo:rsid="002e68f8"/>
    </style:style>
    <style:style style:name="T16" style:family="text">
      <style:text-properties officeooo:rsid="002f43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FTENG 370 Assignment 1 Report</text:p>
      <text:p text:style-name="P1"/>
      <text:p text:style-name="P2">name:Jinkai Zhang</text:p>
      <text:p text:style-name="P2">UPI: Jzha541</text:p>
      <text:p text:style-name="P1"/>
      <text:p text:style-name="P3">Questions to answer</text:p>
      <text:p text:style-name="P4"/>
      <text:p text:style-name="P5">1. <text:s text:c="2"/><text:span text:style-name="T2">Install Ubuntu 20.04.2 LTS on PC.</text:span></text:p>
      <text:p text:style-name="P5"/>
      <text:p text:style-name="P5"><text:span text:style-name="T1"><text:s text:c="6"/></text:span><text:span text:style-name="T2">N</text:span><text:span text:style-name="T1">umber of CPUs: </text:span><text:span text:style-name="T2">4</text:span></text:p>
      <text:p text:style-name="P4"><text:s text:c="6"/><text:span text:style-name="T2">Total </text:span><text:span text:style-name="T1">amount of memory: </text:span><text:span text:style-name="T2">8036648 kilobytes</text:span></text:p>
      <text:p text:style-name="P4"><text:s text:c="6"/><text:span text:style-name="T2">V</text:span><text:span text:style-name="T1">ersion of the operating system: Ubuntu 20.04.2 LTS</text:span></text:p>
      <text:p text:style-name="P6"><text:span text:style-name="T4"><text:s text:c="6"/></text:span><text:span text:style-name="T5">OS: GNU/Linux</text:span></text:p>
      <text:p text:style-name="P13"><text:s text:c="6"/>Kernel Version: #51~20.04.1 – Ubuntu</text:p>
      <text:p text:style-name="P13"><text:s text:c="6"/>Architecture: x86_64</text:p>
      <text:p text:style-name="P13"/>
      <text:p text:style-name="P8"><text:span text:style-name="T3">2. <text:s text:c="2"/>The MAX parameter number is 30. If the parameter number is over 30, the “Unable to allocate space for data” error occur. <text:s/></text:span><text:span text:style-name="T6">In the report, I will use 2</text:span><text:span text:style-name="T8">7</text:span><text:span text:style-name="T6"> because of the time pressure.</text:span></text:p>
      <text:p text:style-name="P14"/>
      <text:p text:style-name="P9"><text:span text:style-name="T3">3. </text:span><text:span text:style-name="T7">The times get the process times. It will return the number of clock ticks from an arbitrary period.</text:span></text:p>
      <text:p text:style-name="P16"/>
      <text:p text:style-name="P12"><text:span text:style-name="T7">G</text:span><text:span text:style-name="T3">ettimeofday </text:span></text:p>
      <text:p text:style-name="P15"/>
      <text:p text:style-name="P10"><text:span text:style-name="T3">4. The input 24&amp;25 means the size of the block.data array is (2^24) * sizeof(int) = 67108864 </text:span><text:span text:style-name="T7">bytes</text:span><text:span text:style-name="T3"> <text:s/>and 2(2^25) * sizeof(int) </text:span><text:span text:style-name="T7">= 134217728 bytes</text:span><text:span text:style-name="T3">. </text:span><text:span text:style-name="T7">The 25 is four times than 24 and the virtual machine only has 3 Gibytes of memory.</text:span></text:p>
      <text:p text:style-name="P17"/>
      <text:p text:style-name="P17"/>
      <text:p text:style-name="P11"><text:span text:style-name="T12">Analysis </text:span><text:span text:style-name="T9">on each steps</text:span></text:p>
      <text:p text:style-name="P24"/>
      <text:p text:style-name="P7"><text:span text:style-name="T9">Step 0: </text:span><text:span text:style-name="T12">The base case which use as a reference to compare with others.</text:span></text:p>
      <text:p text:style-name="P25"><text:span text:style-name="T10">I</text:span><text:span text:style-name="T9">mplementations: </text:span><text:span text:style-name="T11">The given step which runs the hybrid sort in one thread.</text:span></text:p>
      <text:p text:style-name="P18">Comment on results: <text:span text:style-name="T14">The code do all the works in just one thread. There is only one CPU is used to perform this task. </text:span></text:p>
      <text:p text:style-name="P18">Times: <text:span text:style-name="T14">it takes 12 sec 209689 micsec. </text:span></text:p>
      <text:p text:style-name="P20"><text:soft-page-break/>Tables and Figures:</text:p>
      <text:p text:style-name="P21">Step 1: <text:s text:c="2"/>Use two threads to perform the sort. </text:p>
      <text:p text:style-name="P21"/>
      <text:p text:style-name="P26"><text:span text:style-name="T10">I</text:span><text:span text:style-name="T9">mplementations: </text:span><text:span text:style-name="T13">The block.data is divided into two equal size parts(left_block&amp;right_block) in main. A new thread is created and assigned to perform the sort of left_block. The right_block was sorted in the main thread. <text:s/>Then, these two half parts were merged in main. </text:span></text:p>
      <text:p text:style-name="P26"><text:span text:style-name="T13"/></text:p>
      <text:p text:style-name="P27"><text:span text:style-name="T13">S</text:span><text:span text:style-name="T9">hare same memory </text:span></text:p>
      <text:p text:style-name="P18"/>
      <text:p text:style-name="P18"/>
      <text:p text:style-name="P19">Times: <text:span text:style-name="T14">it takes </text:span><text:span text:style-name="T15">7</text:span><text:span text:style-name="T14"> sec </text:span><text:span text:style-name="T15">15511</text:span><text:span text:style-name="T14"> micsec. </text:span></text:p>
      <text:p text:style-name="P18">Tables and Figures:</text:p>
      <text:p text:style-name="P19">Comment on results: <text:span text:style-name="T15">The result is almost half time of step 0. Because we use two threads to sort each half of the array. <text:s/>The system assign two CPUs to run each thread at the same time(CPU 3&amp;4). </text:span></text:p>
      <text:p text:style-name="P19"/>
      <text:p text:style-name="P22">Step <text:span text:style-name="T16">2</text:span>: <text:s text:c="2"/></text:p>
      <text:p text:style-name="P22"/>
      <text:p text:style-name="P22">Step <text:span text:style-name="T16">3</text:span>: <text:s text:c="2"/></text:p>
      <text:p text:style-name="P22"/>
      <text:p text:style-name="P22">Step <text:span text:style-name="T16">4</text:span>: <text:s text:c="2"/></text:p>
      <text:p text:style-name="P22"/>
      <text:p text:style-name="P22">Step <text:span text:style-name="T16">5</text:span>: </text:p>
      <text:p text:style-name="P22"/>
      <text:p text:style-name="P22"><text:span text:style-name="T16">Not share memory. Need pipe transfer data. </text:span><text:s text:c="3"/></text:p>
      <text:p text:style-name="P18"/>
      <text:p text:style-name="P23"/>
      <text:p text:style-name="P23"/>
      <text:p text:style-name="P13"><text:s text:c="6"/></text:p>
      <text:p text:style-name="P13"><text:s text:c="6"/></text:p>
      <text:p text:style-name="P4"/>
      <text:p text:style-name="P4"><text:s text:c="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23:30:25.669906089</meta:creation-date>
    <dc:date>2021-03-25T02:21:08.159993488</dc:date>
    <meta:editing-duration>PT1H10M8S</meta:editing-duration>
    <meta:editing-cycles>13</meta:editing-cycles>
    <meta:generator>LibreOffice/6.4.6.2$Linux_X86_64 LibreOffice_project/40$Build-2</meta:generator>
    <meta:document-statistic meta:table-count="0" meta:image-count="0" meta:object-count="0" meta:page-count="2" meta:paragraph-count="35" meta:word-count="323" meta:character-count="1885" meta:non-whitespace-character-count="1507"/>
  </office:meta>
</office:document-meta>
</file>